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3.7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9cm" svg:height="1.055cm" svg:x="7.705cm" svg:y="1cm">
          <draw:text-box>
            <text:p><text:span text:style-name="T1">Diagramme d’enchaînement des fenêtres</text:span></text:p>
          </draw:text-box>
        </draw:frame>
        <draw:g>
          <draw:g>
            <draw:custom-shape draw:style-name="gr2" draw:text-style-name="P2" draw:layer="layout" svg:width="21cm" svg:height="13.299cm" svg:x="5.501cm" svg:y="4.30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21cm" svg:height="1.1cm" svg:x="5.5cm" svg:y="3.2cm">
              <text:p text:style-name="P3"><text:span text:style-name="T2">G/ Superviseur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 xml:id="id1" draw:id="id1">
          <draw:custom-shape draw:style-name="gr3" draw:text-style-name="P3" draw:layer="layout" svg:width="8.2cm" svg:height="0.7cm" svg:x="11.3cm" svg:y="5.5cm">
            <text:p text:style-name="P3">F/S_édition de la tourné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8.2cm" svg:height="2.699cm" svg:x="11.301cm" svg:y="6.201cm">
            <text:p text:style-name="P3">Fenêtre de planification </text:p>
            <text:p text:style-name="P3">D'une tournée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3" draw:text-style-name="P3" draw:layer="layout" svg:width="8.2cm" svg:height="0.7cm" svg:x="11.301cm" svg:y="11.7cm">
            <text:p text:style-name="P3">F/S_suivit de a tourné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8.2cm" svg:height="3.699cm" svg:x="11.302cm" svg:y="12.401cm">
            <text:p text:style-name="P3">Fenêtre de suivit </text:p>
            <text:p text:style-name="P3">Des tournées en cours de</text:p>
            <text:p text:style-name="P3">Réalisation 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5" draw:text-style-name="P3" draw:layer="layout" svg:x1="11.3cm" svg:y1="7.2cm" svg:x2="11.301cm" svg:y2="13.9cm" draw:start-shape="id1" draw:start-glue-point="3" draw:end-shape="id2" draw:end-glue-point="3" svg:d="M11300 7200h-501v6700h502">
          <text:p/>
        </draw:connector>
        <draw:connector draw:style-name="gr5" draw:text-style-name="P3" draw:layer="layout" svg:x1="19.502cm" svg:y1="13.9cm" svg:x2="19.501cm" svg:y2="7.2cm" draw:start-shape="id2" draw:start-glue-point="1" draw:end-shape="id1" draw:end-glue-point="1" svg:d="M19502 13900h502v-6700h-503">
          <text:p/>
        </draw:connector>
      </draw:page>
      <draw:page draw:name="page2" draw:style-name="dp1" draw:master-page-name="Standard">
        <draw:frame draw:style-name="gr1" draw:text-style-name="P1" draw:layer="layout" svg:width="14.29cm" svg:height="1.055cm" svg:x="7.706cm" svg:y="1.001cm">
          <draw:text-box>
            <text:p><text:span text:style-name="T1">Diagramme d’enchaînement des fenêtres</text:span></text:p>
          </draw:text-box>
        </draw:frame>
        <draw:g>
          <draw:g>
            <draw:custom-shape draw:style-name="gr2" draw:text-style-name="P2" draw:layer="layout" svg:width="25.899cm" svg:height="14.684cm" svg:x="1.801cm" svg:y="3.816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" draw:text-style-name="P2" draw:layer="layout" svg:width="25.899cm" svg:height="1.214cm" svg:x="1.8cm" svg:y="2.6cm">
              <text:p text:style-name="P2"><text:span text:style-name="T2">G/ Livreur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 xml:id="id3" draw:id="id3">
          <draw:custom-shape draw:style-name="gr3" draw:text-style-name="P3" draw:layer="layout" svg:width="8.2cm" svg:height="0.7cm" svg:x="8.099cm" svg:y="8.6cm">
            <text:p text:style-name="P3">F/L_vue globale tourné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8.2cm" svg:height="2.699cm" svg:x="8.1cm" svg:y="9.301cm">
            <text:p text:style-name="P3">Fenêtre affichant les détails</text:p>
            <text:p text:style-name="P3">de la tournée du jou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4" draw:id="id4">
          <draw:custom-shape draw:style-name="gr3" draw:text-style-name="P3" draw:layer="layout" svg:width="8.2cm" svg:height="0.7cm" svg:x="3.302cm" svg:y="13.301cm">
            <text:p text:style-name="P3">F/L_vue GP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8.2cm" svg:height="3.699cm" svg:x="3.303cm" svg:y="14.002cm">
            <text:p text:style-name="P3">Vue gps entre la position </text:p>
            <text:p text:style-name="P3">Actuelle du livreur et son </text:p>
            <text:p text:style-name="P3"><text:s/>prochain point de livraison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5" draw:text-style-name="P3" draw:layer="layout" svg:x1="12.199cm" svg:y1="12cm" svg:x2="7.402cm" svg:y2="13.301cm" draw:start-shape="id3" draw:start-glue-point="2" draw:end-shape="id4" draw:end-glue-point="0" svg:d="M12199 12000v651h-4797v650">
          <text:p/>
        </draw:connector>
        <draw:connector draw:style-name="gr5" draw:text-style-name="P3" draw:layer="layout" svg:x1="7.402cm" svg:y1="13.301cm" svg:x2="12.199cm" svg:y2="12cm" draw:start-shape="id4" draw:start-glue-point="0" draw:end-shape="id3" draw:end-glue-point="2" svg:d="M7402 13301v-650h4797v-651">
          <text:p/>
        </draw:connector>
        <draw:g xml:id="id6" draw:id="id6">
          <draw:custom-shape draw:style-name="gr3" draw:text-style-name="P3" draw:layer="layout" svg:width="8.2cm" svg:height="0.7cm" svg:x="17.9cm" svg:y="9.2cm">
            <text:p text:style-name="P3">F/L_fenêtre de livraiso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8.2cm" svg:height="2.699cm" svg:x="17.901cm" svg:y="9.901cm">
            <text:p text:style-name="P3">Fenêtre affichant les détails</text:p>
            <text:p text:style-name="P3">de la livraison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5" draw:id="id5">
          <draw:custom-shape draw:style-name="gr3" draw:text-style-name="P3" draw:layer="layout" svg:width="8.2cm" svg:height="0.7cm" svg:x="17.799cm" svg:y="4.3cm">
            <text:p text:style-name="P3">F/L_fenêtre d'assistanc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8.2cm" svg:height="2.699cm" svg:x="17.8cm" svg:y="5.001cm">
            <text:p text:style-name="P3">Fenêtre permettant de </text:p>
            <text:p text:style-name="P3">Contacter le superviseur.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6" draw:text-style-name="P3" draw:layer="layout" svg:x1="12.199cm" svg:y1="8.6cm" svg:x2="17.799cm" svg:y2="6cm" draw:start-shape="id3" draw:start-glue-point="0" draw:end-shape="id5" draw:end-glue-point="3" svg:d="M12199 8600v-2600h5600">
          <text:p/>
        </draw:connector>
        <draw:connector draw:style-name="gr6" draw:text-style-name="P3" draw:layer="layout" svg:x1="17.9cm" svg:y1="10.9cm" svg:x2="16.3cm" svg:y2="10.3cm" draw:start-shape="id6" draw:start-glue-point="3" draw:end-shape="id3" draw:end-glue-point="1" svg:d="M17900 10900h-799v-600h-801">
          <text:p/>
        </draw:connector>
        <draw:connector draw:style-name="gr5" draw:text-style-name="P3" draw:layer="layout" svg:x1="26.101cm" svg:y1="10.9cm" svg:x2="26cm" svg:y2="6cm" draw:start-shape="id6" draw:start-glue-point="1" draw:end-shape="id5" draw:end-glue-point="1" svg:d="M26101 10900h502v-4900h-603">
          <text:p/>
        </draw:connector>
        <draw:g xml:id="id7" draw:id="id7">
          <draw:custom-shape draw:style-name="gr3" draw:text-style-name="P3" draw:layer="layout" svg:width="8.2cm" svg:height="0.7cm" svg:x="17.9cm" svg:y="14.6cm">
            <text:p text:style-name="P3">F/L_fenêtre de signatur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8.2cm" svg:height="2.699cm" svg:x="17.901cm" svg:y="15.301cm">
            <text:p text:style-name="P3">Fenêtre affichant les détails</text:p>
            <text:p text:style-name="P3">de la tournée du jou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6" draw:text-style-name="P3" draw:layer="layout" svg:x1="22cm" svg:y1="12.6cm" svg:x2="22cm" svg:y2="14.6cm" draw:start-shape="id6" draw:start-glue-point="2" draw:end-shape="id7" draw:end-glue-point="0" svg:d="M22000 12600v2000">
          <text:p/>
        </draw:connector>
        <draw:g xml:id="id8" draw:id="id8">
          <draw:custom-shape draw:style-name="gr3" draw:text-style-name="P3" draw:layer="layout" svg:width="9.099cm" svg:height="0.7cm" svg:x="2.1cm" svg:y="4.5cm">
            <text:p text:style-name="P3">F/L_vue embouteillag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3" draw:layer="layout" svg:width="9.099cm" svg:height="2.699cm" svg:x="2.101cm" svg:y="5.201cm">
            <text:p text:style-name="P3">Fenêtre permettant de signaler </text:p>
            <text:p text:style-name="P3">au superviseur que le livreur</text:p>
            <text:p text:style-name="P3">est dans un embouteillage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6" draw:text-style-name="P3" draw:layer="layout" svg:x1="8.099cm" svg:y1="10.3cm" svg:x2="6.65cm" svg:y2="7.9cm" draw:start-shape="id3" draw:start-glue-point="3" draw:end-shape="id8" svg:d="M8099 10300h-1449v-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Rispal</meta:initial-creator>
    <meta:creation-date>2014-12-16T10:48:58.03</meta:creation-date>
    <dc:date>2015-01-07T14:52:44.64</dc:date>
    <dc:creator>Simon Rispal</dc:creator>
    <meta:editing-duration>P1DT1H35M54S</meta:editing-duration>
    <meta:editing-cycles>7</meta:editing-cycles>
    <meta:generator>OpenOffice/4.1.0$Win32 OpenOffice.org_project/410m18$Build-9764</meta:generator>
    <meta:document-statistic meta:object-count="43"/>
  </office:meta>
</office:document-meta>
</file>